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6" style:family="paragraph" style:parent-style-name="Standard">
      <style:text-properties style:font-name="Times" fo:font-size="12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l">
        <style:list-level-properties text:space-before="0.25in" text:min-label-width="0.25in"/>
      </text:list-level-style-bullet>
    </text:list-style>
    <text:list-style style:name="L2">
      <text:list-level-style-bullet text:level="1" text:bullet-char="">
        <style:list-level-properties text:space-before="0.2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2"><text:span text:style-name="T1">Title</text:span>: Semester Trip</text:p>
      <text:p text:style-name="P2"><text:span text:style-name="T1">Description:</text:span><text:s text:c="3"/>Allows the User to receive a list of available trips in the selected month.</text:p>
      <text:p text:style-name="P1"><text:span text:style-name="T1">Pre-conditions:</text:span></text:p>
      <text:list text:style-name="L1">
        <text:list-item>
          <text:p text:style-name="P3">The User has successfully installed the App.</text:p>
        </text:list-item>
        <text:list-item>
          <text:p text:style-name="P3">The App is open and displaying the Home Screen.</text:p>
        </text:list-item>
      </text:list>
      <text:p text:style-name="P1"/>
      <text:p text:style-name="P1"><text:span text:style-name="T1">Post-conditions:</text:span></text:p>
      <text:list text:style-name="L2">
        <text:list-item>
          <text:p text:style-name="P3">The App displays the Trip Results Screen for the User.</text:p>
        </text:list-item>
      </text:list>
      <text:p text:style-name="P1"/>
      <text:p text:style-name="P1"><text:span text:style-name="T1">Actors:</text:span></text:p>
      <text:list text:style-name="L2">
        <text:list-item>
          <text:p text:style-name="P3">User</text:p>
        </text:list-item>
        <text:list-item>
          <text:p text:style-name="P3">App</text:p>
        </text:list-item>
      </text:list>
      <text:p text:style-name="P4"/>
      <text:p text:style-name="P1"><text:span text:style-name="T1">Main Success Scenario: </text:span></text:p>
      <text:list text:style-name="L3">
        <text:list-item>
          <text:p text:style-name="P3">The User presses the Semester Trips Menu Button</text:p>
        </text:list-item>
        <text:list-item>
          <text:p text:style-name="P3">The App displays the Trip Search Screen.</text:p>
        </text:list-item>
        <text:list-item>
          <text:p text:style-name="P3">The User select a month with the provided Dropdown Menu.</text:p>
        </text:list-item>
        <text:list-item>
          <text:p text:style-name="P3">The App finds the Trip’s Data from the Trip Database.</text:p>
        </text:list-item>
        <text:list-item>
          <text:p text:style-name="P3">The App formats the found Trips Data.</text:p>
        </text:list-item>
        <text:list-item>
          <text:p text:style-name="P3">The App displays the Trip Results Screen with the formatted Trips Data.</text:p>
        </text:list-item>
      </text:list>
      <text:p text:style-name="P1"/>
      <text:p text:style-name="P1"><text:span text:style-name="T1">Alternate Flow 1</text:span>: </text:p>
      <text:p text:style-name="P5">3A. <text:s text:c="2"/>The App cannot find the selected month from the Trip Database.</text:p>
      <text:p text:style-name="P5">4A. <text:s text:c="2"/>The App displays an Error Message indicating that the month wasn't found.</text:p>
      <text:p text:style-name="P5">5A. <text:s text:c="2"/>The User presses the ok button on the Error message.</text:p>
      <text:p text:style-name="P5">6A. <text:s text:c="2"/>The App displays the Trip Search Screen.</text:p>
      <text:p text:style-name="P1"><text:s/></text:p>
      <text:p text:style-name="P1"><text:span text:style-name="T1">Alternate Flow 2</text:span>: </text:p>
      <text:p text:style-name="P5">1B. <text:s text:c="2"/>The App receives an interrupt signal from the operating system and loses focus.</text:p>
      <text:p text:style-name="P5">2B. <text:s text:c="2"/>The App regains focus and resumes at the step where it had lost focu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